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21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1"/>
          <table:table-cell/>
          <table:table-cell table:style-name="ce53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1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1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1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autre, simple entière</text:p>
          </table:table-cell>
          <table:table-cell table:style-name="ce21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1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1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2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1" office:value-type="string">
            <text:p>Sénévé</text:p>
          </table:table-cell>
          <table:table-cell table:style-name="ce21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tachetée</text:p>
          </table:table-cell>
          <table:table-cell table:style-name="ce21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2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1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1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1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2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21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1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1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46" office:value-type="string">
            <text:p>Ulex europe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21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1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1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composé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1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